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2.0938in"/>
    </style:style>
    <style:style style:name="Table1.B" style:family="table-column">
      <style:table-column-properties style:column-width="4.8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200%" fo:text-indent="0.198in" style:auto-text-indent="false"/>
    </style:style>
    <style:style style:name="P2" style:family="paragraph" style:parent-style-name="Standard">
      <style:paragraph-properties fo:margin-left="0in" fo:margin-right="0in" fo:line-height="200%" fo:text-indent="0.198in" style:auto-text-indent="false"/>
      <style:text-properties fo:font-weight="bold" style:font-weight-asian="bold" style:font-weight-complex="bold"/>
    </style:style>
    <style:style style:name="P3" style:family="paragraph" style:parent-style-name="Standard">
      <style:paragraph-properties fo:margin-left="0in" fo:margin-right="0in" fo:line-height="200%" fo:text-indent="0.198in" style:auto-text-indent="false"/>
      <style:text-properties fo:font-weight="normal" style:font-weight-asian="normal" style:font-weight-complex="normal"/>
    </style:style>
    <style:style style:name="P4" style:family="paragraph" style:parent-style-name="Standard">
      <style:paragraph-properties fo:margin-left="0in" fo:margin-right="0in" fo:line-height="200%" fo:text-indent="0.198in" style:auto-text-indent="false" fo:break-before="page"/>
      <style:text-properties fo:font-weight="bold" style:font-weight-asian="bold" style:font-weight-complex="bold"/>
    </style:style>
    <style:style style:name="P5" style:family="paragraph" style:parent-style-name="Standard">
      <style:paragraph-properties fo:margin-left="0in" fo:margin-right="0in" fo:line-height="100%" fo:text-indent="0in" style:auto-text-indent="false" fo:break-before="page">
        <style:tab-stops>
          <style:tab-stop style:position="0in"/>
        </style:tab-stops>
      </style:paragraph-properties>
      <style:text-properties fo:font-weight="normal" style:font-weight-asian="normal" style:font-weight-complex="normal"/>
    </style:style>
    <style:style style:name="P6" style:family="paragraph" style:parent-style-name="Standard">
      <style:paragraph-properties fo:margin-left="0in" fo:margin-right="0in" fo:line-height="100%" fo:text-indent="0in" style:auto-text-indent="false">
        <style:tab-stops>
          <style:tab-stop style:position="0in"/>
        </style:tab-stops>
      </style:paragraph-properties>
      <style:text-properties fo:font-weight="normal" style:font-weight-asian="normal" style:font-weight-complex="normal"/>
    </style:style>
    <style:style style:name="P7" style:family="paragraph" style:parent-style-name="Preformatted_20_Text">
      <style:paragraph-properties fo:margin-left="0in" fo:margin-right="0in" fo:line-height="100%" fo:text-indent="0in" style:auto-text-indent="false"/>
      <style:text-properties fo:font-weight="normal" style:font-weight-asian="normal" style:font-weight-complex="normal"/>
    </style:style>
    <style:style style:name="P8" style:family="paragraph" style:parent-style-name="Standard">
      <style:paragraph-properties fo:line-height="100%">
        <style:tab-stops>
          <style:tab-stop style:position="0in"/>
        </style:tab-stops>
      </style:paragraph-properties>
      <style:text-properties fo:font-weight="normal" style:font-weight-asian="normal" style:font-weight-complex="normal"/>
    </style:style>
    <style:style style:name="P9" style:family="paragraph" style:parent-style-name="Preformatted_20_Text">
      <style:paragraph-properties fo:margin-top="0in" fo:margin-bottom="0.1965in"/>
    </style:style>
    <style:style style:name="P10" style:family="paragraph" style:parent-style-name="Frame_20_contents">
      <style:paragraph-properties fo:margin-top="0in" fo:margin-bottom="0in"/>
      <style:text-properties style:font-name="DejaVu Sans Mono" fo:font-size="9pt" style:font-size-asian="9pt" style:font-size-complex="9pt"/>
    </style:style>
    <style:style style:name="P11" style:family="paragraph" style:parent-style-name="Standard">
      <style:paragraph-properties fo:margin-left="0in" fo:margin-right="0in" fo:line-height="200%" fo:text-indent="0.198in" style:auto-text-indent="false"/>
      <style:text-properties fo:font-weight="normal" style:font-weight-asian="normal" style:font-weight-complex="normal"/>
    </style:style>
    <style:style style:name="P12" style:family="paragraph" style:parent-style-name="Standard" style:list-style-name="L1">
      <style:paragraph-properties fo:line-height="100%">
        <style:tab-stops>
          <style:tab-stop style:position="0in"/>
        </style:tab-stops>
      </style:paragraph-properties>
      <style:text-properties fo:font-weight="normal" style:font-weight-asian="normal" style:font-weight-complex="normal"/>
    </style:style>
    <style:style style:name="P13" style:family="paragraph" style:parent-style-name="Standard" style:list-style-name="L2">
      <style:paragraph-properties fo:line-height="100%">
        <style:tab-stops>
          <style:tab-stop style:position="0in"/>
        </style:tab-stops>
      </style:paragraph-properties>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Of all the myriad problems to solve in the realm of programming, perhaps one of the most interesting is crafting a new programming language. Whereas many problems in computing revolve around using general tools to solve a specific problem, programming language design is one of the few areas in which the issue is creating a general and customizable base on which any problem can be solved. Furthermore, languages themselves are not all equivalent: different languages target different problems and can have other characteristics such as performance, code portability and distribution methods. While these factors are important, and can become driving concerns in business environments, most of the interesting aspects of language design are in the language itself. This paper will examine the components necessary in designing a programming language, and in the process will cover the design and implementation of my own language, Terse.</text:p>
      <text:p text:style-name="P4">On Languages in General</text:p>
      <text:p text:style-name="P1">Programming languages, both in design and implementation, have a huge deal of variety to them. This can be broken down into several important factors: What programming paradigms are best supported? How does it apply types to data? What is its syntax like? How comprehensive is its standard library? While these will not suffice to give a full picture of a language, they can go a long way towards helping to characterize it. </text:p>
      <text:p text:style-name="P2">Programming Paradigms</text:p>
      <text:p text:style-name="P1">The most commonly referenced paradigms in modern programming languages are imperative, object-oriented and functional. Imperative programming centers around lists of commands that are fed into the computer in order, with these commands modifying the program's internal stat until it has arrived at the correct result. These instruction lists are divided into functions, which can pass data between each other throughout the course of the program. This style is commonly used both because it makes intuitive sense for the human user and because, beneath all the layers of abstraction, this is how computers really operate. Thus, in the hands of a skilled programmer, imperative languages offer the best level of control available over the machine. Some language designers, however, wanted code constructs to map more naturally to real-world concepts, so they created other paradigms for languages to work with.</text:p>
      <text:p text:style-name="P1">Object oriented programming is a more modern branch of imperative programming with the focus on self-contained, modular units called objects. These objects are collections of data passed around by the program, as well as functions that can be called on the object. The object oriented style has been used in procedural languages for decades, however some feel that this style is important enough to be given special significance in the language itself. Others are of the opinion that since object orientation can be achieved efficiently in procedural languages, incorporating the style into a language's syntax is <text:soft-page-break/>overstepping the bounds of the language. </text:p>
      <text:p text:style-name="P1">Functional programming is a departure from the procedural style in which side effects should theoretically not be present: when a function is called with the same value, it should always return the same result, and it should not change anything else in the process. On the one hand, this allows pieces of a program to be better understood on their own: when functions cannot modify anything outside of their own existence, it becomes less necessary to understand the entire system in order to understand a part of it. On the other hand, not everything can be shoehorned into a side-effect-free existence: communicating with the outside world is itself a side-effect, so breaking the “purity” of a program will always be necessary at some point for the program to do anything at all. </text:p>
      <text:p text:style-name="P1">For Terse, I chose a simple procedural syntax as it is simple for both humans and computers to understand, without unnecessarily limiting programmers to a certain subset of the computer's capabilities. Much of this is personal preference: I dislike language designers assuming they know my problems better than I do, and much prefer systems that give me enough tools to solve my specific problem satisfactorily over systems that sacrifice flexibility under the pretense of providing the most common operations built-in.</text:p>
      <text:p text:style-name="P2">Type Systems</text:p>
      <text:p text:style-name="P2"><text:span text:style-name="T1">A persistent problem in programming languages is identifying what a given piece of data represents. This can range from the micro level (differentiating between a bit of text and a number in memory) to larger applications (complex data structures). Programming languages are divided in how they handle this problem between untyped, weakly typed, and strongly typed languages. Untyped languages do not keep track of data types at all, instead leaving this job entirely to the programmer. This technique is not commonly used as it is almost comically error-prone even for small projects, and as the project grows understanding or changing it quickly becomes impossible. Weakly typed languages keep track of </text:span><text:soft-page-break/><text:span text:style-name="T1">variable types but allow the programmer considerable leeway in converting between types: multiplying a string by a three, for instance, may return the string repeated three times, or it may simply return garbage from trying to turn the text's internal data into a number. Strongly typed systems track types strictly and do not allow implicit conversion between them; the programmer must indicate these conversions themselves. While less error-prone, this also makes coding slower. Which system is better is a strong case of personal preference.</text:span></text:p>
      <text:p text:style-name="P3">A separate but related concept to typing strength is static versus dynamic typing. In static typing, the types of variables must be stated explicitly by the programmer, while in dynamic typing, the types of variables and arguments are discovered at runtime. Static typing carries an advantage in speed: if a compiler knows exactly what operations will be used based on the provided type declarations, it can produce faster code than a compiler that must generate generic code to be used at runtime. Static type declarations can also aid programmers in figuring out the intended meaning of a program, as well as to notify them when they're using a function in a way that wasn't intended. Dynamic typing, on the other hand, has an advantage in not cluttering up code with information not relating to the logic itself, as well as being able to more concisely describe generic interfaces.</text:p>
      <text:p text:style-name="P3">Terse uses a strong, dynamic type system mostly consisting of Common Lisp's, the language that Terse is implemented in. Converting between types mostly has to be done manually with conversion functions defined in the standard library. Terse will not provide optional type declarations as their primary utility is in performance tuning, and the interpreter is not nearly sophisticated enough to take advantage of this.</text:p>
      <text:p text:style-name="P2">Syntax</text:p>
      <text:p text:style-name="P2"><text:span text:style-name="T1">Terse's syntax is primarily based around statements classified by single-character identifiers and connected by the dot operator, '.'. All statements evaluate to a value that can then be used in other </text:span><text:soft-page-break/><text:span text:style-name="T1">expressions, though that value can be nil. Variables are defined with the letter v, the variable name, a dot, and its intended value, eg. 'vfoo.5' would declare a variable foo with the value 5. If statements are indicated with 'i' and take a boolean statement and a block to execute if the statement is true. Else statements, when they occur, must come immediately after a preceding if or else statement, and can either have another boolean expression or be empty. While loops are written with 'w' and a conditional, and the body will keep evaluating while the conditional is true. In addition, loops in the style of C's for loops can be written as w.(init),(endcheck),(step) \block\. As somewhat alluded to in the previous example, statements can be parenthesized within enclosing statements; this is sometimes necessary to do so in order to achieve the desired nesting effect. </text:span></text:p>
      <text:p text:style-name="P3">Functions are defined with 'f', followed by the function's name, an optional argument list, and its body. Blocks are denoted with \ \, with the target statements in between. The last statement's return value will also serve as the value of the block, which in the case of functions and control structures will be their return values as well. Function, as well as variable, names are case-insensitive. Functions are called with 'c', followed by a dot and the function's arguments. Further arguments are separated by commas. This creates a significant problem with statements like this: 'cfoo.cbar.1,2'. The third argument (2) could be passed either to the call to bar or to foo, and there is no obvious way to tell which. Terse's solution is to parse arguments greedily by default, so the 2 would be associated with the call to bar. This can be overridden by parenthesizing cbar.1, in which case it would be foo called with two arguments.</text:p>
      <text:p text:style-name="P3">Literals can be of integers, floating-point numbers, and strings, with each of these behaving about as expected. <text:s/>Array literals are written with bracketed space-separated lists, which can be filled with either literals or more dynamic expressions. Arrays are indexed by calling them like a function. Strings are a specialization of arrays containing only characters (denoted with single quotes). Arrays and strings are mutable, and their values are accessible by “calling” them like a function. Their members can be <text:soft-page-break/>changed like so: 'v(carray.5).7'. Hash tables can be created with the standard-library “makehash” function, and accessed by calling the hash. </text:p>
      <text:p text:style-name="P2">Standard Library</text:p>
      <text:p text:style-name="P3">The Terse standard library is fairly basic, consisting mostly of functions for input, output and type conversion. IO targeting both the console and files is supported. Network operations, GUI programming, and most anything else are not. If I were to evolve Terse into a real language, a lot of additional functionality would be required, but as it stands the below standard functions are sufficient:</text:p>
      <table:table table:name="Table1" table:style-name="Table1">
        <table:table-column table:style-name="Table1.A"/>
        <table:table-column table:style-name="Table1.B"/>
        <table:table-row>
          <table:table-cell table:style-name="Table1.A1" office:value-type="string">
            <text:p text:style-name="Table_20_Contents">Print msg</text:p>
          </table:table-cell>
          <table:table-cell table:style-name="Table1.B1" office:value-type="string">
            <text:p text:style-name="Table_20_Contents">Prints text out to the console</text:p>
          </table:table-cell>
        </table:table-row>
        <table:table-row>
          <table:table-cell table:style-name="Table1.A2" office:value-type="string">
            <text:p text:style-name="Table_20_Contents">Println msg</text:p>
          </table:table-cell>
          <table:table-cell table:style-name="Table1.B2" office:value-type="string">
            <text:p text:style-name="Table_20_Contents">Message, plus a newline</text:p>
          </table:table-cell>
        </table:table-row>
        <table:table-row>
          <table:table-cell table:style-name="Table1.A2" office:value-type="string">
            <text:p text:style-name="Table_20_Contents">Readchar</text:p>
          </table:table-cell>
          <table:table-cell table:style-name="Table1.B2" office:value-type="string">
            <text:p text:style-name="Table_20_Contents">Reads a character of text from input</text:p>
          </table:table-cell>
        </table:table-row>
        <table:table-row>
          <table:table-cell table:style-name="Table1.A2" office:value-type="string">
            <text:p text:style-name="Table_20_Contents">Readline</text:p>
          </table:table-cell>
          <table:table-cell table:style-name="Table1.B2" office:value-type="string">
            <text:p text:style-name="Table_20_Contents">Reads a line of text from input</text:p>
          </table:table-cell>
        </table:table-row>
        <table:table-row>
          <table:table-cell table:style-name="Table1.A2" office:value-type="string">
            <text:p text:style-name="Table_20_Contents">Openfile filename</text:p>
          </table:table-cell>
          <table:table-cell table:style-name="Table1.B2" office:value-type="string">
            <text:p text:style-name="Table_20_Contents">Opens a file</text:p>
          </table:table-cell>
        </table:table-row>
        <table:table-row>
          <table:table-cell table:style-name="Table1.A2" office:value-type="string">
            <text:p text:style-name="Table_20_Contents">Readfilechar filename</text:p>
          </table:table-cell>
          <table:table-cell table:style-name="Table1.B2" office:value-type="string">
            <text:p text:style-name="Table_20_Contents">Reads a character from the given file</text:p>
          </table:table-cell>
        </table:table-row>
        <table:table-row>
          <table:table-cell table:style-name="Table1.A2" office:value-type="string">
            <text:p text:style-name="Table_20_Contents">Readfileline filename</text:p>
          </table:table-cell>
          <table:table-cell table:style-name="Table1.B2" office:value-type="string">
            <text:p text:style-name="Table_20_Contents">Likewise by line</text:p>
          </table:table-cell>
        </table:table-row>
        <table:table-row>
          <table:table-cell table:style-name="Table1.A2" office:value-type="string">
            <text:p text:style-name="Table_20_Contents">Writefile text filename</text:p>
          </table:table-cell>
          <table:table-cell table:style-name="Table1.B2" office:value-type="string">
            <text:p text:style-name="Table_20_Contents">Writes the given text to the file</text:p>
          </table:table-cell>
        </table:table-row>
        <table:table-row>
          <table:table-cell table:style-name="Table1.A2" office:value-type="string">
            <text:p text:style-name="Table_20_Contents">Floor num</text:p>
          </table:table-cell>
          <table:table-cell table:style-name="Table1.B2" office:value-type="string">
            <text:p text:style-name="Table_20_Contents">Rounds a number down</text:p>
          </table:table-cell>
        </table:table-row>
        <table:table-row>
          <table:table-cell table:style-name="Table1.A2" office:value-type="string">
            <text:p text:style-name="Table_20_Contents">Ceil num</text:p>
          </table:table-cell>
          <table:table-cell table:style-name="Table1.B2" office:value-type="string">
            <text:p text:style-name="Table_20_Contents">Rounds a number up</text:p>
          </table:table-cell>
        </table:table-row>
        <table:table-row>
          <table:table-cell table:style-name="Table1.A2" office:value-type="string">
            <text:p text:style-name="Table_20_Contents">Round num</text:p>
          </table:table-cell>
          <table:table-cell table:style-name="Table1.B2" office:value-type="string">
            <text:p text:style-name="Table_20_Contents">Rounds a number</text:p>
          </table:table-cell>
        </table:table-row>
        <table:table-row>
          <table:table-cell table:style-name="Table1.A2" office:value-type="string">
            <text:p text:style-name="Table_20_Contents">Makehash </text:p>
          </table:table-cell>
          <table:table-cell table:style-name="Table1.B2" office:value-type="string">
            <text:p text:style-name="Table_20_Contents">Creates a hash table</text:p>
          </table:table-cell>
        </table:table-row>
      </table:table>
      <text:p text:style-name="Table">Table <text:sequence text:ref-name="refTable0" text:name="Table" text:formula="ooow:Table+1" style:num-format="1">1</text:sequence>: Terse builtin functions</text:p>
      <text:p text:style-name="P3">Much of the overhead of creating a new language (nowadays, at least) is in writing a complete, robust standard library to allow programmers to focus more on their specific problem than the general ones along the way. Languages with a specific focus will design their standard library to support it, and general-purpose languages usually make their standard libraries extensive enough that they can stand without third-party support. Terse, as a purely academic language, doesn't require these additions, nor would they significantly contribute to its quality if they were added. Its standard library requirement starts and ends at providing just enough interactivity to verify that the program is doing the right thing, <text:soft-page-break/>and that requirement is satisfied.</text:p>
      <text:p text:style-name="P2">Implementation</text:p>
      <text:p text:style-name="P3">The Terse interpreter is, as far as language implementations go, quite small and lightweight, largely by virtue of being hosted by a system that already implements a robust type system, first-class functions, and several other features that make language implementation comparatively easy. The interpreter is written in Common Lisp and weighs in at about 600 lines of code. It is split into two components: the parser translates text from a file into something usable by the program, and the runtime assembles this parse tree into nested function calls that, when run, execute the target program. This structure is fairly common for interpreted programming languages, though in my case both the language's design and implementation are radically simpler than what is found even in minimalist real-world interpreters.</text:p>
      <text:p text:style-name="P2">The Parser</text:p>
      <text:p text:style-name="P3">The purpose of the parser is to transform a textual program into a tree readable by the interpreter. It does this by reading the program text in and, statement by statement, outputting the statement's equivalent tree form. This parse tree is then handed off to the runtime to interpret as it sees fit; this division of labor makes both parts much easier to deal with than if the interpreter itself was parsing text on the go. This is the only real 'subsystem division' that Terse has.</text:p>
      <text:p text:style-name="P3">Parsing for most languages takes place in two steps: the lexer and the parser proper. The lexer splits the text stream into a sequential list of tokens, and the parser interprets these to build a tree more representative of the program's structure. Languages which rely significantly on context to determine a statement's meaning will commonly use a lexer to help deal with the potential ambiguity. There are even lexer generators available that will automatically generate the correct lexing code given a language description, such as GNU Flex. In Terse's case, however, the grammar is unambiguous and easy to <text:soft-page-break/>process – I designed it emphasizing this over readability – so a separate parser, much less a parser generator, would be overkill.</text:p>
      <text:p text:style-name="P3">The parser exists to take a linear program input (be it a lexer output or plaintext) and turns it into an Abstract Syntax Tree – a recursive structure more representative of the meaning of the program, and more suited to processing by a subsequent compiler or interpreter. They work by grabbing one token at a time from the input stream while maintaining a program state to determine where in the tree the token will be put. For example, a parser for a calculator program would transfer the sequence <draw:frame draw:style-name="fr3" draw:name="Object1" text:anchor-type="as-char" svg:y="-0.1543in" svg:width="0.5634in" svg:height="0.2008in" draw:z-index="0"><draw:object xlink:href="./Object 1" xlink:type="simple" xlink:show="embed" xlink:actuate="onLoad"/><draw:image xlink:href="./ObjectReplacements/Object 1" xlink:type="simple" xlink:show="embed" xlink:actuate="onLoad"/></draw:frame>into [+ 5 [* 3 2]] taking into account order of operations. Other statement types are likewise transformed, and the end result is a recursive list that can be transformed into a runnable program by a subsequent compiler or interpreter. </text:p>
      <text:p text:style-name="P3">Like the lexing step, there are programs available that will automatically generate a parser given a language definition; many parser programs are designed to be easily chainable with an automated lexing step (GNU Bison, for example, plays nicely with both Flex and Yacc). These are especially useful for programming languages that rely heavily on context for a token's meaning. A C-like grammar, for example, needs to differentiate between a type declaration, a function declaration and a function call without differentiators in the token itself, and parser generators have generally evolved to suit this need. Terse, however, is designed to be free of such ambiguities, and furthermore is written in a different language than any major parser generator targets. It was thus easiest to implement a parser myself.</text:p>
      <text:p text:style-name="P3"><text:soft-page-break/><draw:frame draw:style-name="fr1" draw:name="Frame2" text:anchor-type="as-char" style:rel-width="2%" draw:z-index="2"><draw:text-box fo:min-height="3.4598in" fo:min-width="4.8598in"><text:p text:style-name="P10">(defun parse (stream)</text:p><text:p text:style-name="P10"><text:s text:c="2"/>"Dispatch function for all the other parsing funcs"</text:p><text:p text:style-name="P10"><text:s text:c="2"/>(parse-whitespace stream)</text:p><text:p text:style-name="P10"><text:s text:c="2"/>(let ((char (peek-char nil stream nil nil)))</text:p><text:p text:style-name="P10"><text:s text:c="4"/>(case char</text:p><text:p text:style-name="P10"><text:s text:c="9"/>(#\f (parse-defun stream))</text:p><text:p text:style-name="P10"><text:s text:c="9"/>(#\v (parse-variable stream))</text:p><text:p text:style-name="P10"><text:s text:c="9"/>(#\c (parse-funcall stream))</text:p><text:p text:style-name="P10"><text:s text:c="9"/>(#\i (parse-if-statement stream))</text:p><text:p text:style-name="P10"><text:s text:c="9"/>(#\w (parse-while-statement stream))</text:p><text:p text:style-name="P10"><text:s text:c="9"/>(#\" (parse-string stream))</text:p><text:p text:style-name="P10"><text:s text:c="9"/>(#\[ (parse-array stream))</text:p><text:p text:style-name="P10"><text:s text:c="9"/>(#\( (parse-parened stream))</text:p><text:p text:style-name="P10"><text:s text:c="9"/>(t</text:p><text:p text:style-name="P10"><text:s text:c="10"/>(cond</text:p><text:p text:style-name="P10"><text:s text:c="12"/>((eql char nil) nil)</text:p><text:p text:style-name="P10"><text:s text:c="12"/>((digit-char-p char)</text:p><text:p text:style-name="P10"><text:s text:c="13"/>(parse-number stream))</text:p><text:p text:style-name="P10"><text:s text:c="12"/>(t (error (format nil "Parse failed at line ~a: ~a"</text:p><text:p text:style-name="P10"><text:s text:c="30"/>*current-line* char))))))))</text:p><text:p text:style-name="Text">Text <text:sequence text:ref-name="refText0" text:name="Text" text:formula="ooow:Text+1" style:num-format="1">1</text:sequence>: Source code for Terse's parser dispatch</text:p></draw:text-box></draw:frame></text:p>
      <text:p text:style-name="P3">The Terse parser is centered around a single top-level function, PARSE, which dispatches to other parsing functions based on the first character of the statement. The delegate then returns a tree representation of the target statement, calling PARSE recursively on its components as appropriate. The structure of the delegate functions is generally to read the selector character off the stream, parse leading whitespace, and create a list of whatever properties the expression has. Parsing a function call, for example, involves reading the target function's name off the input stream and calling PARSE on any arguments it is called with.</text:p>
      <text:p text:style-name="P3"><draw:frame draw:style-name="fr2" draw:name="Frame1" text:anchor-type="paragraph" svg:x="-0.05in" svg:y="0.2402in" style:rel-width="2%" draw:z-index="1"><draw:text-box fo:min-height="1.5701in" fo:min-width="0.1382in"><text:p text:style-name="P7">(defun parse-funcall (stream)</text:p><text:p text:style-name="Preformatted_20_Text"><text:s text:c="2"/>"Parses a function call and its arguments"</text:p><text:p text:style-name="Preformatted_20_Text"><text:s text:c="2"/>(read-char stream) (parse-whitespace stream)</text:p><text:p text:style-name="Preformatted_20_Text"><text:s text:c="2"/>`(:funcall (:name . ,(eat-name stream))</text:p><text:p text:style-name="Preformatted_20_Text"><text:s text:c="13"/>,@(when (has-argument stream)</text:p><text:p text:style-name="P9"><text:s text:c="21"/>`((:args . ,(parse-arguments stream))))))</text:p><text:p text:style-name="Text">Text <text:sequence text:ref-name="refText1" text:name="Text" text:formula="ooow:Text+1" style:num-format="1">2</text:sequence>: The parsing function for Terse function calls.</text:p></draw:text-box></draw:frame>The output of this function when called with 'cprint.“Hello World!”' would be '(:funcall (:name . “print”) (:args “Hello World!”))'. Other parsing functions vary in specifics, but their operations are <text:soft-page-break/>basically the same. Running multiple statements is specified by “(:progn exprs...)” and is used both in block structures and in the file's top level. The file is processed by simply calling PARSE until the parser hits end-of-file, at which point the </text:p>
      <text:p text:style-name="P3">The parser is not without its bits of messiness; there are several components that could do with some improving. The dispatch function, for example, is currently a static list but would be better off as a more automatic dispatch mechanism, similar to the selector I used in the runtime component. Though the example I chose uses a list literal and inserts the relevant code from there, most of the other functions build the lists manually, a messy and unnecessary technique. Lastly, PARSE-BLOCK should be reachable from the main dispatch function, not called specially by the control structures; this would allow additional lexical scopes to be inserted anywhere, not just with control structures.</text:p>
      <text:p text:style-name="P2">The Runtime</text:p>
      <text:p text:style-name="P3">The Terse runtime consists of functions to transform the Abstract Syntax Tree into something runnable, manipulate the symbol table and deal with Terse values. The transformation consists of a top-level function COMPILE which returns a function that, when called, executes the program. Symbol lookup is handled by a series of symbol tables, each containing a parent attribute; this provides a function's lexical scoping. Terse values are stored as a thin wrapper over Lisp's own type system, and are needed to provide for setting array values and the like. Together, these provide all the necessary tools to run a Terse program.</text:p>
      <text:p text:style-name="P2"><text:span text:style-name="T1">The symbol table implementation is fairly simple. It uses a hash table bound to a global variable that stores string-indexed names, as well as an optional parent slot. When a symbol is looked up, the lookup function checks each level for a matching symbol name, returning the first one it finds. The setter function works similarly, except that it creates a new binding in the innermost level if an existing binding isn't found. Symbol levels are currently added on function calls, though a case could be made </text:span><text:soft-page-break/><text:span text:style-name="T1">for adding them to any block structure.</text:span></text:p>
      <text:p text:style-name="P3">Terse's value storage is similarly simple. Normal values are contained within an instance of VALUES, which provides fairly little utility. Array values are represented as a subclass of VALUE, which is necessary to allow it to be “called”. Array subscripts are represented by a different VALUE subclass which allows them to be used as lvalues (values on the left side of an assignment operator; assignment target). </text:p>
      <text:p text:style-name="P5">Todo</text:p>
      <text:p text:style-name="P6">section “Implementation”</text:p>
      <text:list xml:id="list5916522111" text:style-name="L1">
        <text:list-item>
          <text:p text:style-name="P12">cover more in-depth structure of the interpreter</text:p>
        </text:list-item>
        <text:list-item>
          <text:p text:style-name="P12">code samples</text:p>
        </text:list-item>
      </text:list>
      <text:p text:style-name="P8">Include code samples and/or other figures in syntax and standard library section</text:p>
      <text:list xml:id="list1559665448" text:style-name="L2">
        <text:list-item>
          <text:p text:style-name="P13">right now there's a bunch of inline code snippets, and it looks ugly. Might switch over to some other formatting system.</text:p>
        </text:list-item>
      </text:list>
      <text:p text:style-name="P8">Citations</text:p>
      <text:p text:style-name="P8"/>
      <text:p text:style-name="P8"><text:a xlink:type="simple" xlink:href="http://flex.sourceforge.net/">http://flex.sourceforge.net/</text:a></text:p>
      <text:p text:style-name="P8"><text:a xlink:type="simple" xlink:href="http://dinosaur.compilertools.net/">http://dinosaur.compilertools.net/</text:a></text:p>
      <text:p text:style-name="P8"><text:a xlink:type="simple" xlink:href="http://www.gnu.org/software/bison/">http://www.gnu.org/software/biso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FreeSans2"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23:00:03</meta:creation-date>
    <dc:date>2012-05-22T11:40:05</dc:date>
    <meta:editing-duration>P2DT1H3M36S</meta:editing-duration>
    <meta:editing-cycles>77</meta:editing-cycles>
    <meta:generator>LibreOffice/3.5$Linux_X86_64 LibreOffice_project/350m1$Build-2</meta:generator>
    <meta:document-statistic meta:table-count="1" meta:image-count="0" meta:object-count="1" meta:page-count="12" meta:paragraph-count="98" meta:word-count="3082" meta:character-count="19647" meta:non-whitespace-character-count="16433"/>
  </office:meta>
</office:document-meta>
</file>

<file path=Object 1/content.xml><?xml version="1.0" encoding="utf-8"?>
<math xmlns="http://www.w3.org/1998/Math/MathML">
  <semantics>
    <mrow>
      <mrow>
        <mn>5</mn>
        <mo stretchy="false">+</mo>
        <mrow>
          <mn>3</mn>
          <mo stretchy="false">∗</mo>
          <mn>2</mn>
        </mrow>
      </mrow>
    </mrow>
    <annotation encoding="StarMath 5.0">5 + 3 * 2</annotation>
  </semantics>
</math>
</file>